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WenQuanYi Zen Hei1" svg:font-family="'WenQuanYi Zen Hei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127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stroke="none" svg:stroke-color="#000000" draw:fill="none" draw:fill-color="#ffffff" fo:min-height="0.335cm"/>
    </style:style>
    <style:style style:name="gr15" style:family="graphic" style:parent-style-name="standard">
      <style:graphic-properties draw:stroke="none" svg:stroke-color="#000000" draw:fill="none" draw:fill-color="#ffffff" fo:min-height="0.34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  <style:text-properties style:font-name="Liberation Sans1" fo:font-size="9pt" style:font-size-asian="9pt" style:font-size-complex="9pt"/>
    </style:style>
    <style:style style:name="P2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8pt" style:font-size-asian="18pt"/>
    </style:style>
    <style:style style:name="P11" style:family="paragraph">
      <style:paragraph-properties fo:text-align="center"/>
      <style:text-properties style:font-size-asian="18pt"/>
    </style:style>
    <style:style style:name="T1" style:family="text">
      <style:text-properties style:font-name="Liberation Sans1" fo:font-size="9pt" style:font-size-asian="9pt" style:font-size-complex="9pt"/>
    </style:style>
    <style:style style:name="T2" style:family="text">
      <style:text-properties style:font-name="Liberation Sans1" fo:font-size="9pt" style:font-name-asian="Liberation Sans" style:font-size-asian="9pt" style:font-name-complex="Liberation Sans" style:font-size-complex="9pt"/>
    </style:style>
    <style:style style:name="T3" style:family="text">
      <style:text-properties style:font-name="Liberation Sans" fo:font-size="10pt" style:font-name-asian="Liberation Sans" style:font-size-asian="10pt" style:font-name-complex="Liberation Sans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" fo:font-size="9pt" style:font-name-asian="Liberation Sans" style:font-size-asian="9pt" style:font-name-complex="Liberation Sans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style:font-name="Liberation Sans1" fo:font-size="9pt" style:font-name-asian="Liberation Sans1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2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3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1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1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 svg:viewBox="0 0 566 2400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 svg:viewBox="0 0 566 3919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 svg:viewBox="0 0 566 5484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1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13cm" svg:height="0.338cm" svg:x="4.354cm" svg:y="24.294cm"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e0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6c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3a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293cm">
          <text:p><text:span text:style-name="T4">\0_Z2laii.\0_Z3fooii\0</text:span></text:p>
          <text:p><text:span text:style-name="T4">_Z3barv\0_gp_disp\0</text:span></text:p>
          <text:p><text:span text:style-name="T4"/></text:p>
          <text:p><text:span text:style-name="T4"/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778cm" svg:x="3.921cm" svg:y="24.3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1.377cm" svg:height="0.635cm" svg:x="2.497cm" svg:y="24.93cm">
          <draw:text-box>
            <text:p><text:span text:style-name="T4">dynstr</text:span></text:p>
          </draw:text-box>
        </draw:frame>
        <draw:custom-shape draw:style-name="gr12" draw:text-style-name="P4" draw:layer="layout" svg:width="0.381cm" svg:height="1.12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" draw:layer="layout" svg:width="2.621cm" svg:height="0.607cm" svg:x="1.254cm" svg:y="23.329cm">
          <draw:text-box>
            <text:p><text:span text:style-name="T4">Function offset</text:span></text:p>
          </draw:text-box>
        </draw:frame>
        <draw:custom-shape draw:style-name="gr12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9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9.368cm" svg:y="9.377cm">
          <text:p><text:span text:style-name="T3"><text:s text:c="2"/></text:span></text:p>
        </draw:rect>
        <draw:rect draw:style-name="gr1" draw:text-style-name="P1" draw:layer="layout" svg:width="4.13cm" svg:height="2.037cm" svg:x="9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6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6.835cm" svg:y="11.837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6.8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9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9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7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9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9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9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9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9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5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5.928cm" svg:y="13.895cm">
          <draw:text-box>
            <text:p><text:span text:style-name="T4">gpPlt +16+2*8'h10 ---&gt;</text:span></text:p>
          </draw:text-box>
        </draw:frame>
        <draw:frame draw:style-name="gr15" draw:text-style-name="P3" draw:layer="layout" svg:width="3.795cm" svg:height="0.607cm" svg:x="5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9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6.832cm" svg:y="11.534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9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9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9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9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0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9.362cm" svg:y="9.4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9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9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9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9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9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9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9.362cm" svg:y1="9.636cm" svg:x2="9.362cm" svg:y2="4.336cm" draw:start-shape="id7" draw:start-glue-point="3" draw:end-shape="id8" draw:end-glue-point="3" svg:d="M9362 9636c-750 0-750-5300 0-5300" svg:viewBox="0 0 563 5301">
          <text:p/>
        </draw:connector>
        <draw:connector draw:style-name="gr16" draw:text-style-name="P4" draw:layer="layout" draw:type="curve" draw:line-skew="-2.404cm" svg:x1="9.367cm" svg:y1="5.202cm" svg:x2="9.362cm" svg:y2="16.236cm" draw:start-shape="id9" draw:start-glue-point="3" draw:end-shape="id10" svg:d="M9367 5202c-4363 0-4361 11034-5 11034" svg:viewBox="0 0 3273 11035">
          <text:p/>
        </draw:connector>
        <draw:custom-shape draw:style-name="gr10" draw:text-style-name="P4" xml:id="id11" draw:id="id11" draw:layer="layout" svg:width="4.13cm" svg:height="0.402cm" svg:x="9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3.492cm" svg:y1="3.836cm" svg:x2="13.491cm" svg:y2="8.785cm" draw:start-shape="id11" draw:start-glue-point="1" draw:end-shape="id12" draw:end-glue-point="1" svg:d="M13492 3836c750 0 750 4949-1 4949" svg:viewBox="0 0 564 4950">
          <text:p/>
        </draw:connector>
        <draw:frame draw:style-name="gr2" draw:text-style-name="P3" draw:layer="layout" svg:width="0.635cm" svg:height="0.607cm" svg:x="8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159cm" svg:y="8.112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3.62cm" svg:y="5.843cm">
          <draw:text-box>
            <text:p><text:span text:style-name="T4">4</text:span></text:p>
          </draw:text-box>
        </draw:frame>
        <draw:custom-shape draw:style-name="gr10" draw:text-style-name="P8" xml:id="id13" draw:id="id13" draw:layer="layout" svg:width="4.13cm" svg:height="0.402cm" svg:x="9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325cm" svg:x1="9.367cm" svg:y1="17.702cm" svg:x2="9.362cm" svg:y2="2.336cm" draw:start-shape="id13" draw:start-glue-point="3" draw:end-shape="id14" draw:end-glue-point="3" svg:d="M9367 17702c-8745 0-8742-15366-5-15366" svg:viewBox="0 0 6559 15367">
          <text:p/>
        </draw:connector>
        <draw:frame draw:style-name="gr17" draw:text-style-name="P3" draw:layer="layout" svg:width="0.635cm" svg:height="0.619cm" svg:x="6.334cm" svg:y="9.664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63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6" draw:text-style-name="P4" draw:layer="layout" draw:type="curve" svg:x1="8.494cm" svg:y1="17.235cm" svg:x2="8.493cm" svg:y2="4.932cm" draw:start-shape="id15" draw:start-glue-point="1" draw:end-shape="id16" svg:d="M8494 17235c750 0 750-12303-1-12303" svg:viewBox="0 0 564 12304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 svg:viewBox="0 0 1435 12253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10.4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10.468cm" svg:y="9.377cm">
          <text:p><text:span text:style-name="T3"><text:s text:c="2"/></text:span></text:p>
        </draw:rect>
        <draw:rect draw:style-name="gr1" draw:text-style-name="P1" draw:layer="layout" svg:width="4.13cm" svg:height="2.037cm" svg:x="10.4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8.0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7.935cm" svg:y="11.837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7.9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10.4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10.4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8.2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10.4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10.4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10.463cm" svg:y="12.133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10.4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10.4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7.0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7.028cm" svg:y="13.895cm">
          <draw:text-box>
            <text:p><text:span text:style-name="T4">gpPlt +16+2*8'h10 ---&gt;</text:span></text:p>
          </draw:text-box>
        </draw:frame>
        <draw:frame draw:style-name="gr15" draw:text-style-name="P3" draw:layer="layout" svg:width="3.795cm" svg:height="0.607cm" svg:x="6.9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10.4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7.932cm" svg:y="11.434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10.4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10.4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4.13cm" svg:height="0.402cm" svg:x="10.4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10.4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9" draw:id="id19" draw:layer="layout" svg:width="4.13cm" svg:height="0.402cm" svg:x="10.462cm" svg:y="10.0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4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xml:id="id21" draw:id="id21" draw:layer="layout" svg:width="4.125cm" svg:height="2.073cm" svg:x="10.4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xml:id="id20" draw:id="id20" draw:layer="layout" svg:width="4.13cm" svg:height="0.402cm" svg:x="10.4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4" draw:id="id24" draw:layer="layout" svg:width="4.13cm" svg:height="0.431cm" svg:x="10.4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6" draw:id="id26" draw:layer="layout" svg:width="4.13cm" svg:height="0.402cm" svg:x="10.4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0.462cm" svg:y1="10.236cm" svg:x2="10.462cm" svg:y2="6.336cm" draw:start-shape="id19" draw:start-glue-point="3" draw:end-shape="id20" draw:end-glue-point="3" svg:d="M10462 10236c-750 0-750-3900 0-3900" svg:viewBox="0 0 563 3901">
          <text:p/>
        </draw:connector>
        <draw:connector draw:style-name="gr16" draw:text-style-name="P4" draw:layer="layout" draw:type="curve" draw:line-skew="-3.249cm" svg:x1="10.468cm" svg:y1="7.205cm" svg:x2="10.462cm" svg:y2="18.136cm" draw:start-shape="id21" draw:end-shape="id22" draw:end-glue-point="3" svg:d="M10468 7205c-5632 0-5629 10931-6 10931" svg:viewBox="0 0 4225 10932">
          <text:p/>
        </draw:connector>
        <draw:custom-shape draw:style-name="gr10" draw:text-style-name="P11" xml:id="id23" draw:id="id23" draw:layer="layout" svg:width="4.13cm" svg:height="0.402cm" svg:x="10.4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4.592cm" svg:y1="3.836cm" svg:x2="14.591cm" svg:y2="8.785cm" draw:start-shape="id23" draw:start-glue-point="1" draw:end-shape="id24" draw:end-glue-point="1" svg:d="M14592 3836c750 0 750 4949-1 4949" svg:viewBox="0 0 564 4950">
          <text:p/>
        </draw:connector>
        <draw:frame draw:style-name="gr2" draw:text-style-name="P3" draw:layer="layout" svg:width="0.635cm" svg:height="0.607cm" svg:x="9.786cm" svg:y="7.7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4.081cm" svg:y="7.853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4.72cm" svg:y="5.843cm">
          <draw:text-box>
            <text:p><text:span text:style-name="T4">4</text:span></text:p>
          </draw:text-box>
        </draw:frame>
        <draw:custom-shape draw:style-name="gr10" draw:text-style-name="P10" draw:layer="layout" svg:width="4.13cm" svg:height="0.402cm" svg:x="10.4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536cm" svg:x1="10.467cm" svg:y1="19.602cm" svg:x2="10.462cm" svg:y2="2.336cm" draw:start-shape="id25" draw:start-glue-point="3" draw:end-shape="id26" draw:end-glue-point="3" svg:d="M10467 19602c-9061 0-9059-17266-5-17266" svg:viewBox="0 0 6797 17267">
          <text:p/>
        </draw:connector>
        <draw:frame draw:style-name="gr2" draw:text-style-name="P3" draw:layer="layout" svg:width="0.635cm" svg:height="0.607cm" svg:x="6.921cm" svg:y="9.751cm">
          <draw:text-box>
            <text:p><text:span text:style-name="T4">2</text:span></text:p>
          </draw:text-box>
        </draw:frame>
        <draw:custom-shape draw:style-name="gr10" draw:text-style-name="P10" xml:id="id25" draw:id="id25" draw:layer="layout" svg:width="4.13cm" svg:height="0.402cm" svg:x="10.467cm" svg:y="19.4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10" draw:layer="layout" svg:width="4.13cm" svg:height="0.402cm" svg:x="4.363cm" svg:y="5.131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531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6" draw:text-style-name="P4" draw:layer="layout" draw:type="curve" svg:x1="4.362cm" svg:y1="3.483cm" svg:x2="4.364cm" svg:y2="17.735cm" draw:start-shape="id27" draw:start-glue-point="3" draw:end-shape="id28" draw:end-glue-point="3" svg:d="M4362 3483c-751 0-752 14252 2 14252" svg:viewBox="0 0 566 14253">
          <text:p/>
        </draw:connector>
        <draw:custom-shape draw:style-name="gr10" draw:text-style-name="P10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30" draw:id="id30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8" draw:id="id2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9" draw:id="id29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1</text:span></text:p>
          </draw:text-box>
        </draw:frame>
        <draw:connector draw:style-name="gr16" draw:text-style-name="P4" draw:layer="layout" draw:type="curve" svg:x1="8.494cm" svg:y1="18.335cm" svg:x2="8.494cm" svg:y2="15.735cm" draw:start-shape="id29" draw:start-glue-point="1" draw:end-shape="id30" draw:end-glue-point="1" svg:d="M8494 18335c750 0 750-2600 0-2600" svg:viewBox="0 0 564 2601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xxx ---&gt;</text:span></text:p>
          </draw:text-box>
        </draw:frame>
        <draw:custom-shape draw:style-name="gr10" draw:text-style-name="P10" draw:layer="layout" svg:width="4.13cm" svg:height="0.402cm" svg:x="4.363cm" svg:y="14.4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2" draw:id="id32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6cm" svg:y="7.333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4" draw:id="id34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8.493cm" svg:y1="10.937cm" svg:x2="8.491cm" svg:y2="3.485cm" draw:start-shape="id31" draw:end-shape="id32" draw:end-glue-point="1" svg:d="M8493 10937c750 0 751-7452-2-7452" svg:viewBox="0 0 566 7453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6" draw:text-style-name="P4" draw:layer="layout" draw:type="curve" svg:x1="8.493cm" svg:y1="19.237cm" svg:x2="8.493cm" svg:y2="9.434cm" draw:start-shape="id33" draw:start-glue-point="1" draw:end-shape="id34" draw:end-glue-point="1" svg:d="M8493 19237c750 0 750-9803 0-9803" svg:viewBox="0 0 564 9804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31" draw:id="id31" draw:layer="layout" svg:width="4.13cm" svg:height="0.402cm" svg:x="4.363cm" svg:y="10.736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WenQuanYi Zen Hei1" svg:font-family="'WenQuanYi Zen Hei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8T14:27:31</meta:creation-date>
    <dc:date>2015-11-27T16:01:16.376631287</dc:date>
    <meta:editing-duration>PT19H53M30S</meta:editing-duration>
    <meta:editing-cycles>90</meta:editing-cycles>
    <meta:generator>LibreOffice/4.2.8.2$Linux_X86_64 LibreOffice_project/420m0$Build-2</meta:generator>
    <meta:document-statistic meta:object-count="343"/>
  </office:meta>
</office:document-meta>
</file>